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AR PL SungtiL GB1" svg:font-family="'AR PL SungtiL GB'"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akar" fo:font-size="12pt" fo:font-weight="bold" officeooo:rsid="002b00e2" officeooo:paragraph-rsid="00679280" style:font-size-asian="12pt" style:font-weight-asian="bold" style:font-size-complex="12pt" style:font-weight-complex="bold"/>
    </style:style>
    <style:style style:name="P2" style:family="paragraph" style:parent-style-name="Standard">
      <style:text-properties fo:color="#000000" style:font-name="aakar" fo:font-size="12pt" fo:font-weight="bold" officeooo:rsid="002b00e2" officeooo:paragraph-rsid="002b00e2" style:font-size-asian="12pt" style:font-weight-asian="bold" style:font-size-complex="12pt" style:font-weight-complex="bold"/>
    </style:style>
    <style:style style:name="P3" style:family="paragraph" style:parent-style-name="Standard">
      <style:text-properties fo:color="#000000" style:font-name="aakar" fo:font-size="12pt" fo:font-weight="bold" officeooo:rsid="001110ab" officeooo:paragraph-rsid="001110ab"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aakar" fo:font-size="12pt" officeooo:paragraph-rsid="00614d45" style:font-size-asian="12pt" style:font-size-complex="12pt"/>
    </style:style>
    <style:style style:name="P5" style:family="paragraph" style:parent-style-name="Standard">
      <style:paragraph-properties fo:text-align="justify" style:justify-single-word="false"/>
      <style:text-properties fo:color="#000000" style:font-name="aakar" fo:font-size="12pt" officeooo:rsid="00564fa0" officeooo:paragraph-rsid="00564fa0" style:font-size-asian="12pt" style:font-size-complex="12pt"/>
    </style:style>
    <style:style style:name="P6" style:family="paragraph" style:parent-style-name="Standard">
      <style:text-properties fo:color="#000000" style:font-name="aakar" fo:font-size="12pt" fo:font-weight="normal" officeooo:rsid="002b00e2" officeooo:paragraph-rsid="002b00e2" style:font-size-asian="12pt" style:font-weight-asian="normal" style:font-size-complex="12pt" style:font-weight-complex="normal"/>
    </style:style>
    <style:style style:name="P7" style:family="paragraph" style:parent-style-name="Standard">
      <style:text-properties fo:color="#000000" style:font-name="aakar" fo:font-size="12pt" fo:font-weight="normal" officeooo:rsid="005eba74" officeooo:paragraph-rsid="005eba74" style:font-size-asian="12pt" style:font-weight-asian="normal" style:font-size-complex="12pt" style:font-weight-complex="normal"/>
    </style:style>
    <style:style style:name="P8" style:family="paragraph" style:parent-style-name="Standard">
      <style:text-properties fo:color="#000000" style:font-name="aakar" fo:font-size="12pt" fo:font-weight="normal" officeooo:rsid="00679280" officeooo:paragraph-rsid="00679280"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aakar" fo:font-size="12pt" fo:letter-spacing="normal" fo:font-style="normal" fo:font-weight="normal" officeooo:rsid="00564fa0" officeooo:paragraph-rsid="00564fa0" style:font-size-asian="12pt" style:font-size-complex="12pt"/>
    </style:style>
    <style:style style:name="P10" style:family="paragraph" style:parent-style-name="Standard">
      <style:paragraph-properties fo:text-align="justify" style:justify-single-word="false"/>
      <style:text-properties officeooo:paragraph-rsid="00614d45"/>
    </style:style>
    <style:style style:name="P11" style:family="paragraph" style:parent-style-name="Frame_20_contents">
      <style:text-properties fo:color="#000000" style:font-name="aakar" fo:font-size="12pt" fo:font-weight="bold" officeooo:rsid="0027e34a" officeooo:paragraph-rsid="0027e34a" style:font-size-asian="12pt" style:font-weight-asian="bold" style:font-size-complex="12pt" style:font-weight-complex="bold"/>
    </style:style>
    <style:style style:name="P12" style:family="paragraph" style:parent-style-name="Frame_20_contents">
      <style:text-properties fo:color="#000000" style:font-name="aakar" fo:font-size="12pt" fo:font-weight="bold" officeooo:rsid="004abef3" officeooo:paragraph-rsid="004abef3" style:font-size-asian="12pt" style:font-weight-asian="bold" style:font-size-complex="12pt" style:font-weight-complex="bold"/>
    </style:style>
    <style:style style:name="P13" style:family="paragraph" style:parent-style-name="Frame_20_contents">
      <style:paragraph-properties fo:text-align="justify" style:justify-single-word="false"/>
      <style:text-properties fo:color="#000000" style:font-name="aakar" fo:font-size="12pt" officeooo:rsid="00126777" officeooo:paragraph-rsid="0034aefe" style:font-size-asian="12pt" style:font-size-complex="12pt"/>
    </style:style>
    <style:style style:name="P14" style:family="paragraph" style:parent-style-name="Frame_20_contents">
      <style:text-properties fo:color="#000000" style:font-name="aakar" fo:font-size="12pt" officeooo:rsid="00126777" officeooo:paragraph-rsid="0034aefe" style:font-size-asian="12pt" style:font-size-complex="12pt"/>
    </style:style>
    <style:style style:name="P15" style:family="paragraph" style:parent-style-name="Frame_20_contents">
      <style:text-properties fo:color="#000000" style:font-name="aakar" fo:font-size="12pt" officeooo:rsid="003f7716" officeooo:paragraph-rsid="003f7716" style:font-size-asian="12pt" style:font-size-complex="12pt"/>
    </style:style>
    <style:style style:name="P16" style:family="paragraph" style:parent-style-name="Frame_20_contents">
      <style:text-properties fo:color="#000000" style:font-name="aakar" fo:font-size="12pt" officeooo:rsid="003f7716" officeooo:paragraph-rsid="00679280" style:font-size-asian="12pt" style:font-size-complex="12pt"/>
    </style:style>
    <style:style style:name="P17" style:family="paragraph" style:parent-style-name="Frame_20_contents">
      <style:text-properties fo:color="#000000" officeooo:paragraph-rsid="003f7716"/>
    </style:style>
    <style:style style:name="P18" style:family="paragraph" style:parent-style-name="Preformatted_20_Text">
      <style:text-properties fo:color="#000000" style:font-name="aakar" fo:font-size="12pt" fo:font-weight="bold" officeooo:rsid="004abef3" officeooo:paragraph-rsid="00665c1e" style:font-size-asian="12pt" style:font-weight-asian="bold" style:font-size-complex="12pt" style:font-weight-complex="bold"/>
    </style:style>
    <style:style style:name="P19" style:family="paragraph" style:parent-style-name="Preformatted_20_Text">
      <style:text-properties officeooo:paragraph-rsid="00665c1e"/>
    </style:style>
    <style:style style:name="P20" style:family="paragraph" style:parent-style-name="Preformatted_20_Text">
      <style:text-properties officeooo:rsid="00665c1e" officeooo:paragraph-rsid="00665c1e"/>
    </style:style>
    <style:style style:name="P21" style:family="paragraph" style:parent-style-name="Heading_20_1">
      <style:paragraph-properties fo:text-align="justify" style:justify-single-word="false"/>
      <style:text-properties fo:color="#000000" style:font-name="aakar" fo:font-size="12pt" fo:font-weight="bold" officeooo:paragraph-rsid="001c9e7c"/>
    </style:style>
    <style:style style:name="P22" style:family="paragraph" style:parent-style-name="Text_20_body">
      <style:paragraph-properties fo:text-align="justify" style:justify-single-word="false"/>
      <style:text-properties fo:font-variant="normal" fo:text-transform="none" fo:color="#24292e" style:font-name="apple-system" fo:font-size="12pt" fo:letter-spacing="normal" fo:font-style="normal" fo:font-weight="normal" officeooo:rsid="0080f0c2" officeooo:paragraph-rsid="0098a871" style:font-size-asian="12pt" style:font-weight-asian="bold" style:font-size-complex="12pt" style:font-weight-complex="bold"/>
    </style:style>
    <style:style style:name="P23"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24292e" style:font-name="apple-system" fo:font-size="12pt" fo:letter-spacing="normal" fo:font-style="normal" fo:font-weight="normal" officeooo:paragraph-rsid="0098a871"/>
    </style:style>
    <style:style style:name="P24" style:family="paragraph" style:parent-style-name="Text_20_body">
      <style:paragraph-properties fo:margin-left="0cm" fo:margin-right="0cm" fo:margin-top="0cm" fo:margin-bottom="0.423cm" loext:contextual-spacing="false" fo:orphans="2" fo:widows="2" fo:text-indent="0cm" style:auto-text-indent="false"/>
      <style:text-properties fo:color="#24292e" style:font-name="apple-system" fo:font-size="12pt" fo:font-weight="normal" officeooo:paragraph-rsid="0075eebe"/>
    </style:style>
    <style:style style:name="P25" style:family="paragraph" style:parent-style-name="Text_20_body">
      <style:paragraph-properties fo:margin-left="0cm" fo:margin-right="0cm" fo:margin-top="0cm" fo:margin-bottom="0.423cm" loext:contextual-spacing="false" fo:orphans="2" fo:widows="2" fo:text-indent="0cm" style:auto-text-indent="false"/>
      <style:text-properties fo:color="#24292e" style:font-name="apple-system" fo:font-size="12pt" fo:font-weight="normal" officeooo:rsid="0080f0c2" officeooo:paragraph-rsid="00999bb4"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style:font-name="aakar" fo:font-size="12pt" fo:font-weight="normal" officeooo:rsid="00679280" officeooo:paragraph-rsid="00614d45" style:font-size-asian="12pt" style:font-weight-asian="normal" style:font-size-complex="12pt" style:font-weight-complex="normal"/>
    </style:style>
    <style:style style:name="P27" style:family="paragraph" style:parent-style-name="Standard">
      <style:text-properties fo:color="#000000" style:font-name="aakar" fo:font-size="12pt" fo:font-weight="bold" officeooo:rsid="002b00e2" style:font-size-asian="12pt" style:font-weight-asian="bold" style:font-size-complex="12pt" style:font-weight-complex="bold"/>
    </style:style>
    <style:style style:name="P28" style:family="paragraph" style:parent-style-name="Standard">
      <style:paragraph-properties fo:text-align="start" style:justify-single-word="false"/>
      <style:text-properties fo:color="#000000" style:font-name="aakar" fo:font-size="12pt" fo:font-weight="bold" officeooo:rsid="002b00e2" officeooo:paragraph-rsid="006c9e46" style:font-size-asian="12pt" style:font-weight-asian="bold" style:font-size-complex="12pt" style:font-weight-complex="bold"/>
    </style:style>
    <style:style style:name="P29" style:family="paragraph" style:parent-style-name="Standard">
      <style:text-properties fo:color="#000000" style:font-name="aakar" fo:font-size="12pt" fo:font-weight="bold" officeooo:rsid="0080f0c2" officeooo:paragraph-rsid="0098a87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style:font-name="aakar" fo:font-size="12pt" officeooo:paragraph-rsid="0075eebe" style:font-size-asian="12pt" style:font-size-complex="12pt"/>
    </style:style>
    <style:style style:name="P31" style:family="paragraph" style:parent-style-name="Standard">
      <style:paragraph-properties fo:text-align="justify" style:justify-single-word="false"/>
      <style:text-properties fo:color="#000000" style:font-name="aakar" fo:font-size="12pt" officeooo:rsid="00564fa0" officeooo:paragraph-rsid="00564fa0" style:font-size-asian="12pt" style:font-size-complex="12pt"/>
    </style:style>
    <style:style style:name="P32" style:family="paragraph" style:parent-style-name="Standard">
      <style:paragraph-properties fo:text-align="justify" style:justify-single-word="false"/>
      <style:text-properties fo:color="#000000" style:font-name="aakar" fo:font-size="12pt" officeooo:rsid="001110ab" officeooo:paragraph-rsid="008ac63f" style:font-size-asian="12pt" style:font-size-complex="12pt"/>
    </style:style>
    <style:style style:name="P33" style:family="paragraph" style:parent-style-name="Standard">
      <style:paragraph-properties fo:text-align="justify" style:justify-single-word="false"/>
      <style:text-properties fo:color="#000000" style:font-name="aakar" fo:font-size="14pt" officeooo:rsid="00564fa0" officeooo:paragraph-rsid="00564fa0" style:font-size-asian="14pt" style:font-size-complex="14pt"/>
    </style:style>
    <style:style style:name="P34" style:family="paragraph" style:parent-style-name="Standard">
      <style:paragraph-properties fo:text-align="justify" style:justify-single-word="false"/>
      <style:text-properties fo:color="#000000" style:font-name="aakar" fo:font-size="14pt" fo:font-weight="bold" officeooo:rsid="0080f0c2" officeooo:paragraph-rsid="0080f0c2" style:font-size-asian="14pt" style:font-weight-asian="bold" style:font-size-complex="14pt" style:font-weight-complex="bold"/>
    </style:style>
    <style:style style:name="P35" style:family="paragraph" style:parent-style-name="Standard">
      <style:paragraph-properties fo:text-align="justify" style:justify-single-word="false"/>
      <style:text-properties officeooo:paragraph-rsid="008ac63f"/>
    </style:style>
    <style:style style:name="P36" style:family="paragraph" style:parent-style-name="Standard">
      <style:paragraph-properties fo:text-align="justify" style:justify-single-word="false"/>
      <style:text-properties fo:font-variant="normal" fo:text-transform="none" fo:color="#000000" style:font-name="aakar" fo:font-size="12pt" fo:letter-spacing="normal" fo:font-style="normal" fo:font-weight="normal" officeooo:rsid="007b81c6" officeooo:paragraph-rsid="007b81c6" style:font-size-asian="12pt" style:font-size-complex="12pt"/>
    </style:style>
    <style:style style:name="P37" style:family="paragraph" style:parent-style-name="Standard">
      <style:text-properties fo:color="#24292e" style:font-name="apple-system" fo:font-size="12pt" fo:font-weight="normal" officeooo:rsid="0080f0c2" officeooo:paragraph-rsid="00665c1e" style:font-size-asian="12pt" style:font-weight-asian="bold" style:font-size-complex="12pt" style:font-weight-complex="bold"/>
    </style:style>
    <style:style style:name="P38" style:family="paragraph" style:parent-style-name="Frame_20_contents">
      <style:text-properties fo:color="#000000" style:font-name="aakar" fo:font-size="12pt" officeooo:rsid="00126777" officeooo:paragraph-rsid="0034aefe" style:font-size-asian="12pt" style:font-size-complex="12pt"/>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loext:graphic-properties draw:fill-color="#ffffff"/>
    </style:style>
    <style:style style:name="T1" style:family="text">
      <style:text-properties officeooo:rsid="0034aefe"/>
    </style:style>
    <style:style style:name="T2" style:family="text">
      <style:text-properties officeooo:rsid="0035dd27"/>
    </style:style>
    <style:style style:name="T3" style:family="text">
      <style:text-properties officeooo:rsid="00448a72"/>
    </style:style>
    <style:style style:name="T4" style:family="text">
      <style:text-properties officeooo:rsid="004790f2"/>
    </style:style>
    <style:style style:name="T5" style:family="text">
      <style:text-properties officeooo:rsid="0047be8b"/>
    </style:style>
    <style:style style:name="T6" style:family="text">
      <style:text-properties fo:font-weight="bold" style:font-weight-asian="bold" style:font-weight-complex="bold"/>
    </style:style>
    <style:style style:name="T7" style:family="text">
      <style:text-properties fo:font-weight="bold" officeooo:rsid="0075eebe" style:font-weight-asian="bold" style:font-weight-complex="bold"/>
    </style:style>
    <style:style style:name="T8" style:family="text">
      <style:text-properties fo:font-weight="bold" officeooo:rsid="0083f51e" style:font-weight-asian="bold" style:font-weight-complex="bold"/>
    </style:style>
    <style:style style:name="T9" style:family="text">
      <style:text-properties fo:font-style="italic" style:font-style-asian="italic" style:font-style-complex="italic"/>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564fa0"/>
    </style:style>
    <style:style style:name="T13" style:family="text">
      <style:text-properties fo:font-variant="normal" fo:text-transform="none" fo:letter-spacing="normal" fo:font-style="normal" fo:font-weight="normal" officeooo:rsid="005bfcfa"/>
    </style:style>
    <style:style style:name="T14" style:family="text">
      <style:text-properties fo:font-variant="normal" fo:text-transform="none" fo:letter-spacing="normal" fo:font-style="normal" fo:font-weight="normal" officeooo:rsid="00565ee5"/>
    </style:style>
    <style:style style:name="T15" style:family="text">
      <style:text-properties fo:font-variant="normal" fo:text-transform="none" fo:letter-spacing="normal" fo:font-style="normal" officeooo:rsid="0088aebe"/>
    </style:style>
    <style:style style:name="T16" style:family="text">
      <style:text-properties fo:font-variant="normal" fo:text-transform="none" fo:letter-spacing="normal" fo:font-style="normal" officeooo:rsid="00999bb4"/>
    </style:style>
    <style:style style:name="T17" style:family="text">
      <style:text-properties fo:font-variant="normal" fo:text-transform="none" fo:letter-spacing="normal" fo:font-style="normal" officeooo:rsid="009a0a7e"/>
    </style:style>
    <style:style style:name="T18" style:family="text">
      <style:text-properties fo:font-variant="normal" fo:text-transform="none" fo:letter-spacing="normal" fo:font-style="normal" officeooo:rsid="009c6b7f"/>
    </style:style>
    <style:style style:name="T19" style:family="text">
      <style:text-properties fo:font-variant="normal" fo:text-transform="none" fo:color="#24292e" style:font-name="apple-system" fo:letter-spacing="normal" fo:font-style="normal" fo:font-weight="bold" officeooo:rsid="002b00e2" style:font-size-asian="12pt" style:font-size-complex="12pt"/>
    </style:style>
    <style:style style:name="T20" style:family="text">
      <style:text-properties fo:font-variant="normal" fo:text-transform="none" fo:color="#24292e" style:font-name="apple-system" fo:letter-spacing="normal" fo:font-style="normal" officeooo:rsid="002b00e2" style:font-size-asian="12pt" style:font-weight-asian="bold" style:font-size-complex="12pt" style:font-weight-complex="bold"/>
    </style:style>
    <style:style style:name="T21" style:family="text">
      <style:text-properties fo:font-variant="normal" fo:text-transform="none" fo:color="#24292e" style:font-name="apple-system" fo:letter-spacing="normal" fo:font-style="normal" officeooo:rsid="0072d4fd" style:font-size-asian="12pt" style:font-weight-asian="bold" style:font-size-complex="12pt" style:font-weight-complex="bold"/>
    </style:style>
    <style:style style:name="T22" style:family="text">
      <style:text-properties fo:font-variant="normal" fo:text-transform="none" fo:color="#24292e" style:font-name="apple-system" fo:letter-spacing="normal" fo:font-style="normal" officeooo:rsid="0074c8a9" style:font-size-asian="12pt" style:font-weight-asian="bold" style:font-size-complex="12pt" style:font-weight-complex="bold"/>
    </style:style>
    <style:style style:name="T23" style:family="text">
      <style:text-properties fo:font-variant="normal" fo:text-transform="none" fo:color="#000000" style:font-name="aakar" fo:font-size="14pt" fo:letter-spacing="normal" fo:font-style="normal" fo:font-weight="bold" officeooo:rsid="0080f0c2" style:font-size-asian="14pt" style:font-weight-asian="bold" style:font-size-complex="14pt" style:font-weight-complex="bold"/>
    </style:style>
    <style:style style:name="T24" style:family="text">
      <style:text-properties fo:color="#000000" style:font-name="aakar" fo:font-size="12pt" fo:font-weight="normal" officeooo:rsid="0032886c" style:font-size-asian="12pt" style:font-weight-asian="normal" style:font-size-complex="12pt" style:font-weight-complex="normal"/>
    </style:style>
    <style:style style:name="T25" style:family="text">
      <style:text-properties fo:color="#000000" style:font-name="aakar" fo:font-size="12pt" fo:font-weight="normal" officeooo:rsid="00614d45" style:font-size-asian="12pt" style:font-weight-asian="normal" style:font-size-complex="12pt" style:font-weight-complex="normal"/>
    </style:style>
    <style:style style:name="T26" style:family="text">
      <style:text-properties fo:color="#000000" style:font-name="aakar" fo:font-size="12pt" fo:font-weight="normal" officeooo:rsid="0035dd27" style:font-size-asian="12pt" style:font-weight-asian="normal" style:font-size-complex="12pt" style:font-weight-complex="normal"/>
    </style:style>
    <style:style style:name="T27" style:family="text">
      <style:text-properties fo:color="#000000" style:font-name="aakar" fo:font-size="12pt" fo:font-weight="normal" officeooo:rsid="0037c82e" style:font-size-asian="12pt" style:font-weight-asian="normal" style:font-size-complex="12pt" style:font-weight-complex="normal"/>
    </style:style>
    <style:style style:name="T28" style:family="text">
      <style:text-properties fo:color="#000000" style:font-name="aakar" fo:font-size="12pt" fo:font-weight="normal" officeooo:rsid="00665c1e" style:font-size-asian="12pt" style:font-weight-asian="normal" style:font-size-complex="12pt" style:font-weight-complex="normal"/>
    </style:style>
    <style:style style:name="T29" style:family="text">
      <style:text-properties fo:color="#000000" style:font-name="aakar" fo:font-size="12pt" fo:font-weight="normal" officeooo:rsid="00679280" style:font-size-asian="12pt" style:font-weight-asian="normal" style:font-size-complex="12pt" style:font-weight-complex="normal"/>
    </style:style>
    <style:style style:name="T30" style:family="text">
      <style:text-properties fo:font-weight="normal" officeooo:rsid="002b00e2" style:font-weight-asian="normal" style:font-weight-complex="normal"/>
    </style:style>
    <style:style style:name="T31" style:family="text">
      <style:text-properties fo:font-weight="normal" officeooo:rsid="0035dd27" style:font-weight-asian="normal" style:font-weight-complex="normal"/>
    </style:style>
    <style:style style:name="T32" style:family="text">
      <style:text-properties fo:font-weight="normal" officeooo:rsid="00564fa0" style:font-weight-asian="normal" style:font-weight-complex="normal"/>
    </style:style>
    <style:style style:name="T33" style:family="text">
      <style:text-properties fo:font-weight="normal" officeooo:rsid="0075eebe" style:font-weight-asian="normal" style:font-weight-complex="normal"/>
    </style:style>
    <style:style style:name="T34" style:family="text">
      <style:text-properties officeooo:rsid="00614d45"/>
    </style:style>
    <style:style style:name="T35" style:family="text">
      <style:text-properties officeooo:rsid="00665c1e"/>
    </style:style>
    <style:style style:name="T36" style:family="text">
      <style:text-properties officeooo:rsid="00679280"/>
    </style:style>
    <style:style style:name="T37" style:family="text">
      <style:text-properties officeooo:rsid="006a1f0f"/>
    </style:style>
    <style:style style:name="T38" style:family="text">
      <style:text-properties officeooo:rsid="006e1a3f"/>
    </style:style>
    <style:style style:name="T39" style:family="text">
      <style:text-properties officeooo:rsid="0075eebe" style:font-weight-asian="normal" style:font-weight-complex="normal"/>
    </style:style>
    <style:style style:name="T40" style:family="text">
      <style:text-properties officeooo:rsid="007ff0c4"/>
    </style:style>
    <style:style style:name="T41" style:family="text">
      <style:text-properties officeooo:rsid="0083f51e"/>
    </style:style>
    <style:style style:name="T42" style:family="text">
      <style:text-properties officeooo:rsid="008ac63f"/>
    </style:style>
    <style:style style:name="T43" style:family="text">
      <style:text-properties officeooo:rsid="008e40c0"/>
    </style:style>
    <style:style style:name="T44" style:family="text">
      <style:text-properties officeooo:rsid="0098a871"/>
    </style:style>
    <style:style style:name="T45" style:family="text">
      <style:text-properties officeooo:rsid="0098f68d"/>
    </style:style>
    <style:style style:name="T46" style:family="text">
      <style:text-properties officeooo:rsid="009e1e19"/>
    </style:style>
    <style:style style:name="T47" style:family="text">
      <style:text-properties officeooo:rsid="009e7905"/>
    </style:style>
    <style:style style:name="T48" style:family="text">
      <style:text-properties officeooo:rsid="00ad7b3b"/>
    </style:style>
    <style:style style:name="T49" style:family="text">
      <style:text-properties officeooo:rsid="00af24be"/>
    </style:style>
    <style:style style:name="T50" style:family="text">
      <style:text-properties officeooo:rsid="00b14d94"/>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text-position="33% 58%"/>
    </style:style>
    <style:style style:name="gr1" style:family="graphic">
      <style:graphic-properties draw:fill-color="#ffffff" draw:textarea-horizontal-align="justify" draw:textarea-vertical-align="middle" draw:auto-grow-height="false" fo:min-height="0.861cm" fo:min-width="7.1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MPUT201 Assignment <text:span text:style-name="T36">2</text:span>:<office:annotation office:name="__Annotation__938_171016574"><dc:creator>Unknown Author</dc:creator><dc:date>2020-01-15T11:44:12.548967281</dc:date><text:p text:style-name="P39"><text:span text:style-name="T51">NAME IT</text:span></text:p><text:p text:style-name="P39"><text:span text:style-name="T51"/></text:p></office:annotation> <text:span text:style-name="T37">Expressions, Operators, Loops, Conditionals, Switch</text:span><office:annotation-end office:name="__Annotation__938_171016574"/></text:p>
      <text:p text:style-name="P1"/>
      <text:p text:style-name="P1">* By: __YOUR_NAME_HERE__</text:p>
      <text:p text:style-name="P1">* CCID: __YOUR_CCID_HERE__</text:p>
      <text:p text:style-name="P1">* Student Number: __YOUR_STUDENT_NUMBER_HERE__</text:p>
      <text:p text:style-name="P1"/>
      <text:p text:style-name="P1"># Sources</text:p>
      <text:p text:style-name="P1"/>
      <text:p text:style-name="P1">Tell us what online resources you used and who you collaborated with:</text:p>
      <text:p text:style-name="P1"/>
      <text:p text:style-name="P1">* __COLLABORATOR_1__</text:p>
      <text:p text:style-name="P1">* __StackOverflow_Link__</text:p>
      <text:p text:style-name="P1"/>
      <text:p text:style-name="P1">Reminder: You may not use code from anyone else! Online resources and collaborators are for concepts only.</text:p>
      <text:p text:style-name="P1"/>
      <text:p text:style-name="P1"># Goals</text:p>
      <text:p text:style-name="P1"/>
      <text:p text:style-name="P28">* <office:annotation office:name="__Annotation__939_171016574"><dc:creator>Unknown Author</dc:creator><dc:date>2020-01-15T11:44:20.724732740</dc:date><text:p text:style-name="P39"><text:span text:style-name="T51">REDO</text:span></text:p></office:annotation>Demonstrate knowledge of <text:span text:style-name="T38">E</text:span>xpressions, operators, <text:span text:style-name="T38">and </text:span>if/switch/break/goto/do...while/for.<office:annotation-end office:name="__Annotation__939_171016574"/><text:line-break/></text:p>
      <text:h text:style-name="P21" text:outline-level="1"><text:span text:style-name="T20">Part 0: Make a directory called </text:span><text:span text:style-name="T22">Y</text:span><text:span text:style-name="Strong_20_Emphasis"><text:span text:style-name="T19">OUR_CCID</text:span></text:span><text:span text:style-name="T20">-assignment</text:span><text:span text:style-name="T21">2</text:span></text:h>
      <text:p text:style-name="P24"><text:span text:style-name="T10">Now make the rest of the files in that directory</text:span></text:p>
      <text:p text:style-name="P2">Question <text:span text:style-name="T34">1.</text:span></text:p>
      <text:p text:style-name="P30"><text:span text:style-name="T30">Write a </text:span><text:span text:style-name="T33">C </text:span><text:span text:style-name="T30">program </text:span><text:span text:style-name="T33">called </text:span><text:span text:style-name="T8">question</text:span><text:span text:style-name="T7">1.c</text:span><text:span text:style-name="T33"> </text:span><text:span text:style-name="T30">that </text:span><text:span text:style-name="T31">simulates the Monty Hall game. </text:span><office:annotation office:name="__Annotation__937_171016574"><dc:creator>Unknown Author</dc:creator><dc:date>2020-01-15T11:43:49.044174740</dc:date><text:p text:style-name="P39"><text:span text:style-name="T51">FILE NAME</text:span></text:p><text:p text:style-name="P39"><text:span text:style-name="T51"/></text:p></office:annotation><text:span text:style-name="T31">Monty Hall </text:span><text:span text:style-name="T32">is a scenario where you imagine being </text:span><text:span text:style-name="T11">on a game show and you're given </text:span><text:span text:style-name="T12">a chance to win a car by selecting one of the thr</text:span><text:span text:style-name="T11">ee doors.</text:span><office:annotation-end office:name="__Annotation__937_171016574"/><text:span text:style-name="T11"> Behind one door is a car </text:span><text:span text:style-name="T12">while</text:span><text:span text:style-name="T11"> behind the other </text:span><text:span text:style-name="T12">two door</text:span><text:span text:style-name="T11">s </text:span><text:span text:style-name="T12">are </text:span><text:span text:style-name="T11">goats. The car and the goats were placed randomly behind the doors before the show. </text:span><text:span text:style-name="T12">Monty Hall works according to following rules:</text:span></text:p>
      <text:p text:style-name="P9"/>
      <text:p text:style-name="P9">1. The player choose one of the three doors.</text:p>
      <text:p text:style-name="P9">2. Monty chooses another door and opens it revealing a goat. </text:p>
      <text:p text:style-name="P5"><text:span text:style-name="T11">3. Monty asks the player if they want to switch the door choice or keep the original choice. </text:span><text:span text:style-name="T13">4. </text:span><text:span text:style-name="T11">The user may switch by pressing ‘Y’ or ‘y’. Alternatively, the user may choose to not switch by pressing ‘N’ or ‘n’.</text:span></text:p>
      <text:p text:style-name="P5"><text:span text:style-name="T13">5</text:span><text:span text:style-name="T11">. The door selected by the player is opened and the player wins or loses. The message is displayed accordingly.</text:span></text:p>
      <text:p text:style-name="P33"><text:span text:style-name="T11"/></text:p>
      <text:p text:style-name="P34"><text:span text:style-name="T10">EXAMPLE OUTPUT</text:span></text:p>
      <text:p text:style-name="P36">You compile the program as ./<text:span text:style-name="T41">question</text:span><text:span text:style-name="T39">1</text:span></text:p>
      <text:p text:style-name="P5"><text:span text:style-name="T11">Following is an example run of </text:span><text:span text:style-name="T14">a</text:span><text:span text:style-name="T11"> program </text:span><text:span text:style-name="T14">in which the car was behind door 2</text:span><text:span text:style-name="T11">.</text:span></text:p>
      <text:p text:style-name="Preformatted_20_Text"><text:span text:style-name="T6">Choose a door from 1 to 3: 1</text:span></text:p>
      <text:p text:style-name="Preformatted_20_Text"><text:span text:style-name="T6">Player's Selection = 1</text:span></text:p>
      <text:p text:style-name="Preformatted_20_Text"><text:span text:style-name="T6">Monty's Selection = 3</text:span></text:p>
      <text:p text:style-name="Preformatted_20_Text"><text:span text:style-name="T6"/></text:p>
      <text:p text:style-name="Preformatted_20_Text"><text:span text:style-name="T6">Would you like to switch choices? Y</text:span></text:p>
      <text:p text:style-name="Preformatted_20_Text"><text:span text:style-name="T6"/></text:p>
      <text:p text:style-name="Preformatted_20_Text"><text:span text:style-name="T6">Player's New Selection = 2</text:span></text:p>
      <text:p text:style-name="Preformatted_20_Text"><text:span text:style-name="T6"/></text:p>
      <text:p text:style-name="Preformatted_20_Text"><text:span text:style-name="T6">YOU WIN!!</text:span></text:p>
      <text:p text:style-name="Preformatted_20_Text"/>
      <text:p text:style-name="P27"><text:soft-page-break/><text:span text:style-name="T11"/></text:p>
      <text:p text:style-name="P7"><text:span text:style-name="T6">Note:</text:span> You must use a <text:span text:style-name="T9">switch</text:span> statement in this question.</text:p>
      <text:p text:style-name="P8"><text:span text:style-name="T6">Note:</text:span> stdlib.h has a random function <text:span text:style-name="T40">that you can use to generate a number randomly</text:span>.</text:p>
      <text:p text:style-name="P37"><text:span text:style-name="T10"/></text:p>
      <text:p text:style-name="P6"/>
      <text:p text:style-name="P3">Question <text:span text:style-name="T35">2.</text:span></text:p>
      <text:p text:style-name="P32"><office:annotation office:name="__Annotation__936_171016574"><dc:creator>Unknown Author</dc:creator><dc:date>2020-01-15T11:43:42.059988081</dc:date><text:p text:style-name="P39"><text:span text:style-name="T51">FILE NAME</text:span><text:span text:style-name="T51"><text:line-break/></text:span><text:span text:style-name="T51"/></text:p></office:annotation>Write <text:span text:style-name="T42">a C program question2.c</text:span> that takes <text:span text:style-name="T3">a number</text:span> as input and prints a <text:span text:style-name="T3">number pattern as follows</text:span>.<office:annotation-end office:name="__Annotation__936_171016574"/> </text:p>
      <text:p text:style-name="Preformatted_20_Text"/>
      <text:p text:style-name="P35"><text:span text:style-name="T23">EXAMPLE OUTPUT</text:span></text:p>
      <text:p text:style-name="Preformatted_20_Text">Enter a number: <text:span text:style-name="T4">4</text:span></text:p>
      <text:p text:style-name="Preformatted_20_Text"/>
      <text:p text:style-name="Preformatted_20_Text"><text:s text:c="3"/>1<text:tab/> 4567654</text:p>
      <text:p text:style-name="Preformatted_20_Text"><text:s text:c="2"/>232<text:tab/> <text:s/>34543</text:p>
      <text:p text:style-name="Preformatted_20_Text"><text:s/>34543 <text:s text:c="2"/>232</text:p>
      <text:p text:style-name="Preformatted_20_Text">4567654 <text:s text:c="2"/>1</text:p>
      <text:p text:style-name="Preformatted_20_Text"/>
      <text:p text:style-name="Preformatted_20_Text">Enter a number: <text:span text:style-name="T35">3</text:span></text:p>
      <text:p text:style-name="Preformatted_20_Text"/>
      <text:p text:style-name="Preformatted_20_Text"><text:s text:c="2"/>1 <text:s/>34543</text:p>
      <text:p text:style-name="Preformatted_20_Text"><text:s/>232 <text:s/>232</text:p>
      <text:p text:style-name="Preformatted_20_Text">34543 <text:s/><text:span text:style-name="T35">1</text:span></text:p>
      <text:p text:style-name="Preformatted_20_Text"/>
      <text:p text:style-name="P20">Enter a number: 2</text:p>
      <text:p text:style-name="P19"><text:s/>1 232</text:p>
      <text:p text:style-name="P19"><text:span text:style-name="T35">2</text:span>32 <text:span text:style-name="T35">1</text:span></text:p>
      <text:p text:style-name="P19"/>
      <text:p text:style-name="P20">Enter a number: 1</text:p>
      <text:p text:style-name="P19">1<text:span text:style-name="T35">1 </text:span></text:p>
      <text:p text:style-name="P19"/>
      <text:p text:style-name="Preformatted_20_Text"/>
      <text:p text:style-name="P11">Question <text:span text:style-name="T35">3.</text:span></text:p>
      <text:p text:style-name="P11"/>
      <text:p text:style-name="P4"><office:annotation office:name="__Annotation__935_171016574"><dc:creator>Unknown Author</dc:creator><dc:date>2020-01-15T11:43:35.219916478</dc:date><text:p text:style-name="P39"><text:span text:style-name="T51">FILE NAME</text:span></text:p><text:p text:style-name="P39"><text:span text:style-name="T51"/></text:p></office:annotation>Write <text:span text:style-name="T43">a C program question3.c that</text:span> find<text:span text:style-name="T43">s</text:span> the minimum point of <text:span text:style-name="T5">the </text:span>following function.<office:annotation-end office:name="__Annotation__935_171016574"/> </text:p>
      <text:p text:style-name="P4"><draw:custom-shape text:anchor-type="paragraph" draw:z-index="0" draw:name="Shape1" draw:style-name="gr1" draw:text-style-name="P40" svg:width="7.169cm" svg:height="0.862cm" svg:x="3.593cm" svg:y="0.291cm"><text:p><text:tab/>f(x,y) = x<text:span text:style-name="T52">2</text:span> + xy + y<text:span text:style-name="T52">2</text:span> -3x </text:p><draw:enhanced-geometry svg:viewBox="0 0 21600 21600" draw:type="rectangle" draw:enhanced-path="M 0 0 L 21600 0 21600 21600 0 21600 0 0 Z N"/></draw:custom-shape></text:p>
      <text:p text:style-name="P4"/>
      <text:p text:style-name="P4"/>
      <text:p text:style-name="P10"><text:span text:style-name="T24">You will have to e</text:span><text:span text:style-name="T25">valuate the function by writing nested while loops for a large domain of x and y values and find the values </text:span><text:span text:style-name="T26">of x and y </text:span><text:span text:style-name="T25">where </text:span><text:span text:style-name="T26">the </text:span><text:span text:style-name="T25">minimum value </text:span><text:span text:style-name="T26">of the function</text:span><text:span text:style-name="T25"> occur</text:span><text:span text:style-name="T27">s</text:span><text:span text:style-name="T25">. </text:span><text:span text:style-name="T28">x and y are signed integers between -100 000 and 100 000. Iterate over the domain of y to find minimum solutions, report the </text:span><text:span text:style-name="T29">minimum solution for the lowest value of y if there is more than 1 minimum.</text:span></text:p>
      <text:p text:style-name="P26"/>
      <text:p text:style-name="Preformatted_20_Text">Enter a<text:span text:style-name="T35">n integer for x</text:span>: <text:span text:style-name="T35">1</text:span></text:p>
      <text:p text:style-name="Preformatted_20_Text">minimum found at f(1,<text:span text:style-name="T35">XXX</text:span>) = XXX</text:p>
      <text:p text:style-name="Preformatted_20_Text"/>
      <text:p text:style-name="P19">Enter a<text:span text:style-name="T35">n integer for x</text:span>: <text:span text:style-name="T35">2</text:span></text:p>
      <text:p text:style-name="P19">minimum found at f(<text:span text:style-name="T35">2</text:span>,-<text:span text:style-name="T50">1</text:span>) = -<text:span text:style-name="T50">1</text:span></text:p>
      <text:p text:style-name="P18"/>
      <text:p text:style-name="P12"/>
      <text:p text:style-name="P12">Question <text:span text:style-name="T35">4</text:span>.</text:p>
      <text:p text:style-name="P13"><office:annotation office:name="__Annotation__934_171016574"><dc:creator>Unknown Author</dc:creator><dc:date>2020-01-15T11:43:27.925290017</dc:date><text:p text:style-name="P39"><text:span text:style-name="T51">FILE NAME</text:span></text:p></office:annotation>Write a <text:span text:style-name="T48">C program question4.c which uses a </text:span>nested while loop <text:span text:style-name="T49">and</text:span> displays <text:span text:style-name="T2">the numbers from n to 1 according to the following pattern.</text:span><office:annotation-end office:name="__Annotation__934_171016574"/><text:span text:style-name="T2"> The program only asks for a number once and prints the pattern out. For example:</text:span></text:p>
      <text:p text:style-name="P14"/>
      <text:p text:style-name="P14"/>
      <text:p text:style-name="Preformatted_20_Text"><text:soft-page-break/>Enter a number: 1</text:p>
      <text:p text:style-name="Preformatted_20_Text">1</text:p>
      <text:p text:style-name="Preformatted_20_Text"/>
      <text:p text:style-name="Preformatted_20_Text">Enter a number: 2</text:p>
      <text:p text:style-name="Preformatted_20_Text">2 1</text:p>
      <text:p text:style-name="Preformatted_20_Text">1</text:p>
      <text:p text:style-name="Preformatted_20_Text"/>
      <text:p text:style-name="Preformatted_20_Text">Enter a number: 3</text:p>
      <text:p text:style-name="Preformatted_20_Text">3 2 1</text:p>
      <text:p text:style-name="Preformatted_20_Text">1</text:p>
      <text:p text:style-name="Preformatted_20_Text"/>
      <text:p text:style-name="Preformatted_20_Text"><text:span text:style-name="T1">Enter a number: 5</text:span> </text:p>
      <text:p text:style-name="Preformatted_20_Text">5 4 3 2 1</text:p>
      <text:p text:style-name="Preformatted_20_Text">3 2 1</text:p>
      <text:p text:style-name="Preformatted_20_Text">1</text:p>
      <text:p text:style-name="Preformatted_20_Text"/>
      <text:p text:style-name="Preformatted_20_Text">Enter a number: 6</text:p>
      <text:p text:style-name="Preformatted_20_Text">6 5 4 3 2 1 </text:p>
      <text:p text:style-name="Preformatted_20_Text">4 3 2 1 </text:p>
      <text:p text:style-name="Preformatted_20_Text">2 1 </text:p>
      <text:p text:style-name="Preformatted_20_Text">1 </text:p>
      <text:p text:style-name="Preformatted_20_Text"/>
      <text:p text:style-name="P29">TEST YOUR PROGRAM!</text:p>
      <text:p text:style-name="P22">Make a 1 line (excluding the comments and header) shell script <text:span text:style-name="T44">for each question </text:span>that will compile and run <text:span text:style-name="T45">the</text:span> C program <text:span text:style-name="T45">for that question</text:span>. <text:span text:style-name="T46">Name the scripts question1.sh question2.sh question3.sh and question4.sh respectively.</text:span> Make sure the program successfully compiles the program and then runs it. If the program doesn't compile it should not run the executable.</text:p>
      <text:p text:style-name="P23">The shell program should use 1 operator to achieve this and it should all fit on the same line. You can assume the shell script is run in the directory that contains both the source code and the executable.</text:p>
      <text:p text:style-name="P25"><text:span text:style-name="T10">Run the </text:span><text:span text:style-name="T15">test-Q1</text:span><text:span text:style-name="T10">.sh script </text:span><text:span text:style-name="T16">for question1.</text:span></text:p>
      <text:p text:style-name="P25"><text:span text:style-name="T10">Run the </text:span><text:span text:style-name="T15">test-Q</text:span><text:span text:style-name="T16">2</text:span><text:span text:style-name="T10">.sh script </text:span><text:span text:style-name="T16">for question</text:span><text:span text:style-name="T17">2</text:span><text:span text:style-name="T16">.</text:span></text:p>
      <text:p text:style-name="P25"><text:span text:style-name="T10">Run the </text:span><text:span text:style-name="T15">test-Q</text:span><text:span text:style-name="T16">3</text:span><text:span text:style-name="T10">.sh script </text:span><text:span text:style-name="T16">for question</text:span><text:span text:style-name="T17">3</text:span><text:span text:style-name="T16">.</text:span></text:p>
      <text:p text:style-name="P25"><text:span text:style-name="T10">Run the </text:span><text:span text:style-name="T15">test-Q</text:span><text:span text:style-name="T16">4</text:span><text:span text:style-name="T10">.sh script </text:span><text:span text:style-name="T16">for question</text:span><text:span text:style-name="T17">4</text:span><text:span text:style-name="T16">.</text:span></text:p>
      <text:p text:style-name="P25"><text:span text:style-name="T18">The scripts</text:span><text:span text:style-name="T10"> should produce no output.</text:span></text:p>
      <text:h text:style-name="Heading_20_1" text:outline-level="1"><office:annotation office:name="__Annotation__933_171016574"><dc:creator>Unknown Author</dc:creator><dc:date>2020-01-15T11:43:20.803732600</dc:date><text:p text:style-name="P39"><text:span text:style-name="T51">FIX</text:span></text:p></office:annotation>Part <text:span text:style-name="T36">X</text:span>: Tar it up!<office:annotation-end office:name="__Annotation__933_171016574"/></text:h>
      <text:p text:style-name="P15"/>
      <text:p text:style-name="P15">Make a tar ball of your assignment. name is __YOUR__CCID__-assignment1.tar</text:p>
      <text:p text:style-name="P15"/>
      <text:p text:style-name="P15">the tar ball should contain:</text:p>
      <text:p text:style-name="P15">```<office:annotation office:name="__Annotation__932_171016574"><dc:creator>Unknown Author</dc:creator><dc:date>2020-01-15T11:43:04.619343042</dc:date><text:p text:style-name="P39"><text:span text:style-name="T51">FIX THIS</text:span></text:p></office:annotation></text:p>
      <text:p text:style-name="P15">__YOUR_CCID__-assignment<text:span text:style-name="T36">2</text:span>/ # the directory</text:p>
      <text:p text:style-name="P15">__YOUR_CCID__-assignment<text:span text:style-name="T36">2</text:span>/README.md # this README</text:p>
      <text:p text:style-name="P15">__YOUR_CCID__-assignment<text:span text:style-name="T36">2</text:span>/<text:span text:style-name="T36">question1.c</text:span> # C program</text:p>
      <text:p text:style-name="P16">__YOUR_CCID__-assignment<text:span text:style-name="T36">2</text:span>/<text:span text:style-name="T36">question2.c</text:span> # C program</text:p>
      <text:p text:style-name="P16"><text:soft-page-break/>__YOUR_CCID__-assignment<text:span text:style-name="T36">2</text:span>/<text:span text:style-name="T36">question3.c</text:span> # C program</text:p>
      <text:p text:style-name="P16">__YOUR_CCID__-assignment<text:span text:style-name="T36">2</text:span>/<text:span text:style-name="T36">question4.c</text:span> # C program</text:p>
      <text:p text:style-name="P15">__YOUR_CCID__-assignment<text:span text:style-name="T36">2</text:span>/<text:span text:style-name="T36">question</text:span>1.sh # shell script<office:annotation-end office:name="__Annotation__932_171016574"/></text:p>
      <text:p text:style-name="P16">__YOUR_CCID__-assignment<text:span text:style-name="T36">2</text:span>/<text:span text:style-name="T36">question2</text:span>.sh # shell script<office:annotation><dc:creator>Unknown Author</dc:creator><dc:date>2020-01-15T11:43:04.619343042</dc:date><text:p text:style-name="P39"><text:span text:style-name="T51">FIX THIS</text:span></text:p></office:annotation></text:p>
      <text:p text:style-name="P16">__YOUR_CCID__-assignment<text:span text:style-name="T36">2</text:span>/<text:span text:style-name="T36">question3</text:span>.sh # shell script<office:annotation><dc:creator>Unknown Author</dc:creator><dc:date>2020-01-15T11:43:04.619343042</dc:date><text:p text:style-name="P39"><text:span text:style-name="T51">FIX THIS</text:span></text:p></office:annotation></text:p>
      <text:p text:style-name="P16">__YOUR_CCID__-assignment<text:span text:style-name="T36">2</text:span>/<text:span text:style-name="T36">question4</text:span>.sh # shell script<office:annotation><dc:creator>Unknown Author</dc:creator><dc:date>2020-01-15T11:43:04.619343042</dc:date><text:p text:style-name="P39"><text:span text:style-name="T51">FIX THIS</text:span></text:p></office:annotation></text:p>
      <text:p text:style-name="P15">```</text:p>
      <text:p text:style-name="P15"/>
      <text:p text:style-name="P15">Dr. Hindle's assignment1.tar will contain </text:p>
      <text:p text:style-name="P15">```</text:p>
      <text:p text:style-name="P15">hindle1-assignment<text:span text:style-name="T36">2</text:span>/ # the directory</text:p>
      <text:p text:style-name="P15">hindle1-assignment<text:span text:style-name="T36">2</text:span>/README.md # this README</text:p>
      <text:p text:style-name="P15">hindle1-assignment<text:span text:style-name="T36">2</text:span>/<text:span text:style-name="T36">question</text:span>1.c # C program</text:p>
      <text:p text:style-name="P16">hindle1-assignment<text:span text:style-name="T36">2</text:span>/<text:span text:style-name="T36">question2</text:span>.c # C program</text:p>
      <text:p text:style-name="P16">hindle1-assignment<text:span text:style-name="T36">2</text:span>/<text:span text:style-name="T36">question3</text:span>.c # C program</text:p>
      <text:p text:style-name="P16">hindle1-assignment<text:span text:style-name="T36">2</text:span>/<text:span text:style-name="T36">question4</text:span>.c # C program</text:p>
      <text:p text:style-name="P15">hindle1-assignment<text:span text:style-name="T36">2</text:span>/<text:span text:style-name="T36">question</text:span>1 # executable</text:p>
      <text:p text:style-name="P16">hindle1-assignment<text:span text:style-name="T36">2</text:span>/<text:span text:style-name="T36">question2</text:span> # executable</text:p>
      <text:p text:style-name="P16">hindle1-assignment<text:span text:style-name="T36">2</text:span>/<text:span text:style-name="T36">question3</text:span> # executable</text:p>
      <text:p text:style-name="P16">hindle1-assignment<text:span text:style-name="T36">2</text:span>/<text:span text:style-name="T36">question4</text:span> # executable</text:p>
      <text:p text:style-name="P15">hindle1-assignment<text:span text:style-name="T36">2</text:span>/<text:span text:style-name="T36">question</text:span>1.sh # shell script</text:p>
      <text:p text:style-name="P16">hindle1-assignment<text:span text:style-name="T36">2</text:span>/<text:span text:style-name="T36">question2</text:span>.sh # shell script</text:p>
      <text:p text:style-name="P16">hindle1-assignment<text:span text:style-name="T36">2</text:span>/<text:span text:style-name="T36">question3</text:span>.sh # shell script</text:p>
      <text:p text:style-name="P16">hindle1-assignment<text:span text:style-name="T36">2</text:span>/<text:span text:style-name="T36">question4</text:span>.sh # shell script</text:p>
      <text:p text:style-name="P15">```</text:p>
      <text:h text:style-name="Heading_20_1" text:outline-level="1">Submit it</text:h>
      <text:p text:style-name="P17"/>
      <text:p text:style-name="P17">Upload to eclass!</text:p>
      <text:p text:style-name="P17"/>
      <text:h text:style-name="Heading_20_1" text:outline-level="1">Marking</text:h>
      <text:p text:style-name="P17"/>
      <text:p text:style-name="P17">This is a 4 mark assignment.</text:p>
      <text:p text:style-name="P17"/>
      <text:p text:style-name="P17">- Lose all marks if not a tar (a `.tar` file that can be unpacked using `tar -xf`)</text:p>
      <text:p text:style-name="P17">- Lose all marks if files not named correctly and inside a correctly named directory (folder)</text:p>
      <text:p text:style-name="P17">- Lose 1 mark if `test-<text:span text:style-name="T47">Q*</text:span>.sh` doesn't run producing a return 0 and 0 output (program input/output is incorrect)</text:p>
      <text:p text:style-name="P17">- Lose 1 mark if quality of C program is inadequate</text:p>
      <text:p text:style-name="P17">- Lose 1 mark if compilation produces warnings</text:p>
      <text:p text:style-name="P17">- Lose 1 mark if assignment1.sh does not meet the requirements above</text:p>
      <text:p text:style-name="P17">- Lose 2 marks if README.md does not contain required information</text:p>
      <text:p text:style-name="P17"/>
      <text:h text:style-name="Heading_20_1" text:outline-level="1">LICENSE:</text:h>
      <text:p text:style-name="P17"/>
      <text:p text:style-name="P17">This software is NOT free software. Any derivatives and relevant shared files are under the following license:</text:p>
      <text:p text:style-name="P17"><text:soft-page-break/></text:p>
      <text:p text:style-name="P17">Copyright 2020 Abram Hindle, Hazel Campbell</text:p>
      <text:p text:style-name="P17"/>
      <text:p text:style-name="P17">Permission is hereby granted, free of charge, to any person obtaining a copy of this software and associated documentation files (the "Software"), to deal in the Software without restriction, including without limitation the rights to use, copy, modify, merge, and submit for grading and to permit persons to whom the Software is furnished to do so, subject to the following conditions:</text:p>
      <text:p text:style-name="P17"/>
      <text:p text:style-name="P17">* The above copyright notice and this permission notice shall be included in all copies or substantial portions of the Software.</text:p>
      <text:p text:style-name="P17">* You may not publish, distribute, sublicense, and/or sell copies of the Software.</text:p>
      <text:p text:style-name="P17">* You may not share derivatives with anyone except UAlberta staff.</text:p>
      <text:p text:style-name="P17">* You may not pay anyone to implement this assignment and relevant code.</text:p>
      <text:p text:style-name="P17">* Paid tutors who work on this code owe the Department of Computing Science at the University of Alberta $10000 CAD per derivative.</text:p>
      <text:p text:style-name="P17">* By publishing this code publicly said publisher owes the Department of Computing Science at the University of Alberta $10000 CAD.</text:p>
      <text:p text:style-name="P17">* You must not engage in plagiarism </text:p>
      <text:p text:style-name="P17"/>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AR PL SungtiL GB1" svg:font-family="'AR PL SungtiL GB'"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3:31:29.039069707</meta:creation-date>
    <dc:date>2020-01-15T14:14:07.785943677</dc:date>
    <meta:editing-duration>PT13H36M36S</meta:editing-duration>
    <meta:editing-cycles>101</meta:editing-cycles>
    <meta:generator>LibreOffice/6.0.7.3$Linux_X86_64 LibreOffice_project/00m0$Build-3</meta:generator>
    <meta:document-statistic meta:table-count="0" meta:image-count="0" meta:object-count="0" meta:page-count="5" meta:paragraph-count="136" meta:word-count="1210" meta:character-count="7386" meta:non-whitespace-character-count="6280"/>
  </office:meta>
</office:document-meta>
</file>